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4.195cm" fo:margin-left="0cm" fo:margin-right="12.806cm" fo:break-before="auto" fo:break-after="auto" table:align="margins"/>
    </style:style>
    <style:style style:name="Tabelle2.A" style:family="table-column">
      <style:table-column-properties style:column-width="4.195cm" style:rel-column-width="65535*"/>
    </style:style>
    <style:style style:name="Tabelle2.A1" style:family="table-cell">
      <style:table-cell-properties fo:padding="0.097cm" fo:border="0.05pt solid #000000" style:writing-mode="lr-tb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4.189cm" table:align="left"/>
    </style:style>
    <style:style style:name="Tabelle1.A" style:family="table-column">
      <style:table-column-properties style:column-width="4.189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6bb8" officeooo:paragraph-rsid="00116bb8"/>
    </style:style>
    <style:style style:name="P2" style:family="paragraph" style:parent-style-name="Standard">
      <style:text-properties style:text-line-through-style="solid" style:text-line-through-type="single" officeooo:rsid="00116bb8" officeooo:paragraph-rsid="00116bb8"/>
    </style:style>
    <style:style style:name="P3" style:family="paragraph" style:parent-style-name="Standard">
      <style:text-properties fo:font-weight="bold" officeooo:rsid="00116bb8" officeooo:paragraph-rsid="00116bb8" style:font-weight-asian="bold" style:font-weight-complex="bold"/>
    </style:style>
    <style:style style:name="P4" style:family="paragraph" style:parent-style-name="Standard">
      <style:text-properties fo:font-weight="bold" officeooo:rsid="001283b4" officeooo:paragraph-rsid="001283b4" style:font-weight-asian="bold" style:font-weight-complex="bold"/>
    </style:style>
    <style:style style:name="P5" style:family="paragraph" style:parent-style-name="Standard">
      <style:text-properties officeooo:rsid="001283b4" officeooo:paragraph-rsid="001283b4"/>
    </style:style>
    <style:style style:name="P6" style:family="paragraph" style:parent-style-name="Standard">
      <style:text-properties officeooo:rsid="001682b4" officeooo:paragraph-rsid="001682b4"/>
    </style:style>
    <style:style style:name="P7" style:family="paragraph" style:parent-style-name="Standard">
      <style:text-properties officeooo:rsid="00169b0c" officeooo:paragraph-rsid="00169b0c"/>
    </style:style>
    <style:style style:name="P8" style:family="paragraph" style:parent-style-name="Standard">
      <style:text-properties officeooo:rsid="00177aac" officeooo:paragraph-rsid="00177aac"/>
    </style:style>
    <style:style style:name="P9" style:family="paragraph" style:parent-style-name="Standard">
      <style:text-properties officeooo:rsid="00192e15" officeooo:paragraph-rsid="00192e15"/>
    </style:style>
    <style:style style:name="P10" style:family="paragraph" style:parent-style-name="Standard">
      <style:paragraph-properties fo:break-before="page"/>
      <style:text-properties officeooo:rsid="00177aac" officeooo:paragraph-rsid="00177aac"/>
    </style:style>
    <style:style style:name="P11" style:family="paragraph" style:parent-style-name="Text_20_body">
      <style:text-properties officeooo:rsid="00151c19" officeooo:paragraph-rsid="00151c19"/>
    </style:style>
    <style:style style:name="P12" style:family="paragraph" style:parent-style-name="Text_20_body">
      <style:text-properties fo:font-size="14pt" fo:font-weight="bold" officeooo:rsid="00169b0c" officeooo:paragraph-rsid="00169b0c" style:font-size-asian="14pt" style:font-weight-asian="bold" style:font-size-complex="14pt" style:font-weight-complex="bold"/>
    </style:style>
    <style:style style:name="P13" style:family="paragraph" style:parent-style-name="Standard">
      <style:text-properties fo:font-weight="bold" officeooo:rsid="00169b0c" officeooo:paragraph-rsid="00169b0c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6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officeooo:rsid="001283b4"/>
    </style:style>
    <style:style style:name="T3" style:family="text">
      <style:text-properties officeooo:rsid="00151c19"/>
    </style:style>
    <style:style style:name="T4" style:family="text">
      <style:text-properties officeooo:rsid="00165eb4"/>
    </style:style>
    <style:style style:name="T5" style:family="text">
      <style:text-properties officeooo:rsid="00177aac"/>
    </style:style>
    <style:style style:name="T6" style:family="text">
      <style:text-properties officeooo:rsid="00192e15"/>
    </style:style>
    <style:style style:name="T7" style:family="text">
      <style:text-properties fo:font-size="12pt" style:font-size-asian="12pt" style:font-size-complex="12pt"/>
    </style:style>
    <style:style style:name="gr1" style:family="graphic">
      <style:graphic-properties draw:stroke="none" svg:stroke-color="#000000" draw:fill="none" draw:fill-color="#ffffff" fo:min-height="2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marker-start="Linienspitzen_20_2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Klassendiagramm Währungsrechner</text:p>
      <text:p text:style-name="P11"/>
      <table:table table:name="Tabelle2" table:style-name="Tabelle2">
        <table:table-column table:style-name="Tabelle2.A"/>
        <table:table-row table:style-name="TableLine2254828503728">
          <table:table-cell table:style-name="Tabelle2.A1" office:value-type="string">
            <text:p text:style-name="P3"><draw:frame text:anchor-type="paragraph" draw:z-index="1" draw:name="Form2" draw:style-name="gr2" draw:text-style-name="P15" svg:width="6.271cm" svg:height="3.428cm" svg:x="4.413cm" svg:y="0.626cm"><draw:text-box><text:p><text:span text:style-name="T7">Startwährung: Währung</text:span></text:p><text:p><text:span text:style-name="T7">Zielwährung: Währung</text:span></text:p><text:p><text:span text:style-name="T7"/></text:p><text:p><text:span text:style-name="T7">Betrag: float Zahl</text:span></text:p></draw:text-box></draw:frame>Rechnen</text:p>
          </table:table-cell>
        </table:table-row>
        <table:table-row table:style-name="TableLine2254828505088">
          <table:table-cell table:style-name="Tabelle2.A2" office:value-type="string">
            <text:p text:style-name="P2"><text:span text:style-name="T1">-Startwährung</text:span><text:line-break/><text:span text:style-name="T1">(-Umrechnungswert)<text:line-break/>-Zielwährung<text:line-break/>-Betrag</text:span></text:p>
          </table:table-cell>
        </table:table-row>
        <table:table-row table:style-name="TableLine2254828502368">
          <table:table-cell table:style-name="Tabelle2.A3" office:value-type="string">
            <text:p text:style-name="P1">+umrechnung()<text:line-break/>+tauschen<text:span text:style-name="T5">()</text:span></text:p>
            <text:p text:style-name="P6">+holeUmrechWerte()</text:p>
          </table:table-cell>
        </table:table-row>
      </table:table>
      <text:p text:style-name="P1"><draw:line text:anchor-type="paragraph" draw:z-index="0" draw:name="Form1" draw:style-name="gr3" draw:text-style-name="P16" svg:x1="2.725cm" svg:y1="0.037cm" svg:x2="2.725cm" svg:y2="3.411cm"><text:p/></draw:line></text:p>
      <text:p text:style-name="P1"/>
      <text:p text:style-name="P1"/>
      <text:p text:style-name="P1"/>
      <text:p text:style-name="P1"/>
      <text:p text:style-name="P5"><text:span text:style-name="T3">Startwährung/<text:line-break/>Zielwährung </text:span>2</text:p>
      <table:table table:name="Tabelle1" table:style-name="Tabelle1">
        <table:table-column table:style-name="Tabelle1.A"/>
        <table:table-row table:style-name="TableLine2254828478976">
          <table:table-cell table:style-name="Tabelle1.A1" office:value-type="string">
            <text:p text:style-name="P4"><draw:frame text:anchor-type="paragraph" draw:z-index="2" draw:name="Form3" draw:style-name="gr1" draw:text-style-name="P14" svg:width="5.557cm" svg:height="2.315cm" svg:x="4.639cm" svg:y="0.564cm"><draw:text-box><text:p>Name: Zeichenkette</text:p><text:p>Umrechnungswert: float Zahl</text:p></draw:text-box></draw:frame>Währung</text:p>
          </table:table-cell>
        </table:table-row>
        <table:table-row table:style-name="TableLine2254828501008">
          <table:table-cell table:style-name="Tabelle1.A2" office:value-type="string">
            <text:p text:style-name="P1">-Name<text:line-break/>-Umrechnungswert</text:p>
          </table:table-cell>
        </table:table-row>
        <table:table-row table:style-name="TableLine2254828509440">
          <table:table-cell table:style-name="Tabelle1.A2" office:value-type="string">
            <text:p text:style-name="P1"><text:span text:style-name="T2">+</text:span><text:span text:style-name="T4">get</text:span>UmWe()</text:p>
            <text:p text:style-name="P6">+setUmWe()</text:p>
          </table:table-cell>
        </table:table-row>
      </table:table>
      <text:p text:style-name="P1"/>
      <text:p text:style-name="P1"/>
      <text:p text:style-name="P7"/>
      <text:p text:style-name="P13">Geschäftsprozess Währung umrechnen:</text:p>
      <text:p text:style-name="P7"/>
      <text:p text:style-name="P7">1. prüfen, ob eingegebener Wert eine float Zahl ist</text:p>
      <text:p text:style-name="P7">2. Umrechnung in Dollar</text:p>
      <text:p text:style-name="P7">3. Umrechnung in ausgewählte Währung</text:p>
      <text:p text:style-name="P7">4. Ausgabe des umgerechneten Werts</text:p>
      <text:p text:style-name="P7"/>
      <text:p text:style-name="P7">1a. Fehlerausgabe wenn Wert keine float Zahl </text:p>
      <text:p text:style-name="P10">Operationsbeschreibungen:</text:p>
      <text:p text:style-name="P8"/>
      <text:p text:style-name="P8">Name:<text:tab/><text:tab/><text:tab/>umrechnen()</text:p>
      <text:p text:style-name="P8">Eingabedaten:<text:tab/><text:tab/>Betrag; Startwährung; Zielwährung;</text:p>
      <text:p text:style-name="P8">Rückgabedaten:<text:tab/>Ausgabewert</text:p>
      <text:p text:style-name="P8">Funktionsweise:<text:tab/>Berechnet den Ausgabewert, indem der Eingabewert mit dem<text:line-break/><text:tab/><text:tab/><text:tab/>Umrechnungswert der Startwährung zum Dollar multipliziert wird und<text:line-break/><text:tab/><text:tab/><text:tab/>anschließend durch den Umrechnungswert der Zielwährung zum Dollar<text:line-break/><text:tab/><text:tab/><text:tab/>dividiert wird.<text:line-break/><text:tab/><text:tab/><text:tab/><text:span text:style-name="T6">Abspeichern der Startwährung, Zielwährung, Eingabewert und Ausgabewert<text:line-break/><text:tab/><text:tab/><text:tab/>in einer .txt zur späteren Anzeige im Umrechnungsverlauf</text:span></text:p>
      <text:p text:style-name="P8"/>
      <text:p text:style-name="P9">Name:<text:tab/><text:tab/><text:tab/>tauschen()</text:p>
      <text:p text:style-name="P9">Eingabedaten:<text:tab/><text:tab/>-</text:p>
      <text:p text:style-name="P9">Rückgabedaten:<text:tab/>-</text:p>
      <text:p text:style-name="P9">Funktionsweise:<text:tab/>Setzt die Zielwährung als Startwährung ein und die Startwährung als<text:line-break/><text:tab/><text:tab/><text:tab/>Zielwährung.</text:p>
      <text:p text:style-name="P9"/>
      <text:p text:style-name="P9">Name:<text:tab/><text:tab/><text:tab/>holeUmrechWerte()</text:p>
      <text:p text:style-name="P9">Eingabedaten:<text:tab/><text:tab/>-</text:p>
      <text:p text:style-name="P9">Rückgabedaten:<text:tab/>-</text:p>
      <text:p text:style-name="P9">Funktionsweise:<text:tab/>liest die Umrechnungswerte für alle Währungen aus einer .txt Datei und<text:line-break/><text:tab/><text:tab/><text:tab/>speichert sie in der jeweiligen Währung.</text:p>
      <text:p text:style-name="P9"/>
      <text:p text:style-name="P9"/>
      <text:p text:style-name="P9">Aufbau der .txt der Umrechnungswerte:</text:p>
      <text:p text:style-name="P9">Einfache Auflistung der Währungen mit Zahlen als Stellvertreter der Währungen. Dahinter jeweils der Umrechnungswert zum Dollar, gefolgt von einem Zeilenumbruc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Linienspitzen_20_2" draw:display-name="Linienspitzen 2" svg:viewBox="0 0 3000 6000" svg:d="M1500 0l1500 3000-1500 3000-1500-30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3T10:36:05.149000000</meta:creation-date>
    <dc:date>2022-11-13T13:12:19.792000000</dc:date>
    <meta:editing-duration>PT1H1S</meta:editing-duration>
    <meta:editing-cycles>5</meta:editing-cycles>
    <meta:generator>LibreOffice/7.1.4.2$Windows_X86_64 LibreOffice_project/a529a4fab45b75fefc5b6226684193eb000654f6</meta:generator>
    <meta:document-statistic meta:table-count="2" meta:image-count="0" meta:object-count="0" meta:page-count="2" meta:paragraph-count="31" meta:word-count="169" meta:character-count="1450" meta:non-whitespace-character-count="1281"/>
  </office:meta>
</office:document-meta>
</file>